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4f4f4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4f4f4" draw:textarea-horizontal-align="righ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4f4f4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4f4f4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fill="solid" draw:fill-color="#f4f4f4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6.35cm" svg:x="2.27cm" svg:y="2.905cm">
          <text:p text:style-name="P1">DA</text:p>
          <text:p text:style-name="P1">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45cm" svg:height="15.875cm" svg:x="6.08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905cm" svg:height="5.08cm" svg:x="21.32cm" svg:y="3.54cm">
          <text:p text:style-name="P1">DA</text:p>
          <text:p text:style-name="P1">Hive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.905cm" svg:height="5.08cm" svg:x="6.08cm" svg:y="3.54cm">
          <text:p text:style-name="P1">DA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905cm" svg:height="6.35cm" svg:x="24.495cm" svg:y="2.905cm">
          <text:p text:style-name="P1">DA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.905cm" svg:height="5.08cm" svg:x="18.145cm" svg:y="3.54cm">
          <text:p text:style-name="P1">DS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905cm" svg:height="5.08cm" svg:x="9.255cm" svg:y="3.54cm">
          <text:p text:style-name="P1">DS</text:p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905cm" svg:height="5.08cm" svg:x="12.43cm" svg:y="3.54cm">
          <text:p text:style-name="P1">Master</text:p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1cm" svg:y1="6.08cm" svg:x2="6.08cm" svg:y2="6.08cm" draw:start-shape="id1" draw:start-glue-point="1" draw:end-shape="id2" draw:end-glue-point="3" svg:d="m4810 6080h1270">
          <text:p/>
        </draw:connector>
        <draw:frame draw:style-name="gr4" draw:text-style-name="P2" draw:layer="layout" svg:width="3.597cm" svg:height="0.802cm" svg:x="19.628cm" svg:y="2.103cm">
          <draw:text-box>
            <text:p text:style-name="P2">Master Server</text:p>
          </draw:text-box>
        </draw:frame>
        <draw:connector draw:style-name="gr3" draw:text-style-name="P1" draw:layer="layout" svg:x1="23.225cm" svg:y1="6.08cm" svg:x2="24.495cm" svg:y2="6.08cm" draw:start-shape="id3" draw:start-glue-point="1" draw:end-shape="id4" draw:end-glue-point="3" svg:d="m23225 6080h1270">
          <text:p/>
        </draw:connector>
        <draw:connector draw:style-name="gr3" draw:text-style-name="P1" draw:layer="layout" svg:x1="7.985cm" svg:y1="6.08cm" svg:x2="9.255cm" svg:y2="6.08cm" draw:start-shape="id2" draw:start-glue-point="1" draw:end-shape="id5" draw:end-glue-point="3" svg:d="m7985 6080h1270">
          <text:p/>
        </draw:connector>
        <draw:connector draw:style-name="gr3" draw:text-style-name="P1" draw:layer="layout" svg:x1="11.16cm" svg:y1="6.08cm" svg:x2="12.43cm" svg:y2="6.08cm" draw:start-shape="id5" draw:start-glue-point="1" draw:end-shape="id6" draw:end-glue-point="3" svg:d="m11160 6080h1270">
          <text:p/>
        </draw:connector>
        <draw:connector draw:style-name="gr3" draw:text-style-name="P1" draw:layer="layout" svg:x1="14.335cm" svg:y1="6.08cm" svg:x2="18.145cm" svg:y2="6.08cm" draw:start-shape="id6" draw:start-glue-point="1" draw:end-shape="id7" draw:end-glue-point="3" svg:d="m14335 6080h3810">
          <text:p/>
        </draw:connector>
        <draw:connector draw:style-name="gr3" draw:text-style-name="P1" draw:layer="layout" svg:x1="20.05cm" svg:y1="6.08cm" svg:x2="21.32cm" svg:y2="6.08cm" draw:start-shape="id7" draw:start-glue-point="1" draw:end-shape="id3" draw:end-glue-point="3" svg:d="m20050 6080h1270">
          <text:p/>
        </draw:connector>
        <draw:custom-shape draw:style-name="gr1" draw:text-style-name="P1" draw:id="id8" draw:layer="layout" svg:width="1.905cm" svg:height="1.905cm" svg:x="12.43cm" svg:y="11.16cm">
          <text:p text:style-name="P1">Master</text:p>
          <text:p text:style-name="P1">Hand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382cm" svg:y1="8.62cm" svg:x2="13.382cm" svg:y2="11.16cm" draw:start-shape="id6" draw:start-glue-point="2" draw:end-shape="id8" draw:end-glue-point="0" svg:d="m13382 8620v2540">
          <text:p/>
        </draw:connector>
        <draw:custom-shape draw:style-name="gr1" draw:text-style-name="P1" draw:layer="layout" svg:width="1.905cm" svg:height="1.905cm" svg:x="12.43cm" svg:y="13.065cm">
          <text:p text:style-name="P1">Master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1.905cm" svg:height="1.905cm" svg:x="12.43cm" svg:y="14.97cm">
          <text:p text:style-name="P1">Master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0.525cm" svg:y="14.97cm">
          <text:p text:style-name="P1">AE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0.525cm" svg:y="13.065cm">
          <text:p text:style-name="P1">Scal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0.525cm" svg:y="11.16cm">
          <text:p text:style-name="P1">Manual</text:p>
          <text:p text:style-name="P1">Overrid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1.905cm" svg:height="3.175cm" svg:x="21.32cm" svg:y="14.335cm">
          <text:p text:style-name="P1">AE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335cm" svg:y1="15.922cm" svg:x2="18.145cm" svg:y2="15.922cm" draw:start-shape="id9" draw:start-glue-point="1" draw:end-shape="id10" draw:end-glue-point="3" svg:d="m14335 15922h3810">
          <text:p/>
        </draw:connector>
        <draw:custom-shape draw:style-name="gr1" draw:text-style-name="P1" draw:id="id12" draw:layer="layout" svg:width="1.905cm" svg:height="4.445cm" svg:x="24.495cm" svg:y="13.7cm">
          <text:p text:style-name="P1">AE</text:p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225cm" svg:y1="15.922cm" svg:x2="24.495cm" svg:y2="15.922cm" draw:start-shape="id11" draw:start-glue-point="1" draw:end-shape="id12" draw:end-glue-point="3" svg:d="m23225 15922h1270">
          <text:p/>
        </draw:connector>
        <draw:custom-shape draw:style-name="gr1" draw:text-style-name="P1" draw:id="id15" draw:layer="layout" svg:width="1.905cm" svg:height="4.445cm" svg:x="24.495cm" svg:y="9.255cm">
          <text:p text:style-name="P1">HD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1.905cm" svg:height="1.905cm" svg:x="18.145cm" svg:y="10.525cm">
          <text:p text:style-name="P1">HD</text:p>
          <text:p text:style-name="P1">Stor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4.335cm" svg:y1="6.08cm" svg:x2="18.145cm" svg:y2="11.477cm" draw:start-shape="id6" draw:start-glue-point="1" draw:end-shape="id13" draw:end-glue-point="3" svg:d="m14335 6080h1904v5397h1906">
          <text:p/>
        </draw:connector>
        <draw:custom-shape draw:style-name="gr1" draw:text-style-name="P1" draw:id="id14" draw:layer="layout" svg:width="1.905cm" svg:height="3.175cm" svg:x="21.32cm" svg:y="9.89cm">
          <text:p text:style-name="P1">HD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225cm" svg:y1="11.477cm" svg:x2="24.495cm" svg:y2="11.477cm" draw:start-shape="id14" draw:start-glue-point="1" draw:end-shape="id15" draw:end-glue-point="3" svg:d="m23225 11477h1270">
          <text:p/>
        </draw:connector>
        <draw:connector draw:style-name="gr3" draw:text-style-name="P3" draw:layer="layout" svg:x1="20.05cm" svg:y1="11.477cm" svg:x2="21.32cm" svg:y2="11.477cm" draw:start-shape="id13" draw:start-glue-point="1" draw:end-shape="id14" draw:end-glue-point="3" svg:d="m20050 11477h1270">
          <text:p/>
        </draw:connector>
        <draw:custom-shape draw:style-name="gr1" draw:text-style-name="P1" draw:id="id10" draw:layer="layout" svg:width="1.905cm" svg:height="1.905cm" svg:x="18.145cm" svg:y="14.97cm">
          <text:p text:style-name="P1">AE</text:p>
          <text:p text:style-name="P1">Storag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05cm" svg:y1="15.922cm" svg:x2="21.32cm" svg:y2="15.922cm" draw:start-shape="id10" draw:start-glue-point="1" draw:end-shape="id11" draw:end-glue-point="3" svg:d="m20050 15922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ns Reimann</meta:initial-creator>
    <meta:creation-date>2010-02-17T17:56:05</meta:creation-date>
    <meta:generator>OpenOffice.org/3.1$Unix OpenOffice.org_project/310m19$Build-9420</meta:generator>
    <dc:date>2010-02-17T18:38:24</dc:date>
    <dc:creator>Jens Reimann</dc:creator>
    <meta:editing-duration>PT00H42M21S</meta:editing-duration>
    <meta:editing-cycles>4</meta:editing-cycles>
    <meta:document-statistic meta:object-count="34"/>
  </office:meta>
</office:document-meta>
</file>